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ans-serif"/>
    <style:font-face style:name="Lucida Sans1" svg:font-family="'Lucida Sans'" style:font-family-generic="swiss"/>
    <style:font-face style:name="Liberation Serif" svg:font-family="'Liberation Serif'" style:font-family-generic="roman" style:font-pitch="variable"/>
    <style:font-face style:name="Lucida Calligraphy" svg:font-family="'Lucida Calligraphy'"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aa1c" officeooo:paragraph-rsid="001caa1c"/>
    </style:style>
    <style:style style:name="P2" style:family="paragraph" style:parent-style-name="Standard">
      <style:paragraph-properties fo:text-align="center" style:justify-single-word="false"/>
      <style:text-properties officeooo:paragraph-rsid="001caa1c"/>
    </style:style>
    <style:style style:name="P3" style:family="paragraph" style:parent-style-name="Standard">
      <style:paragraph-properties fo:text-align="center" style:justify-single-word="false"/>
      <style:text-properties style:font-name="Lucida Calligraphy" fo:font-size="16pt" officeooo:paragraph-rsid="001caa1c" style:font-size-asian="16pt" style:font-size-complex="16pt"/>
    </style:style>
    <style:style style:name="P4" style:family="paragraph" style:parent-style-name="Standard">
      <style:text-properties fo:font-weight="bold" officeooo:rsid="001caa1c" officeooo:paragraph-rsid="001caa1c" style:font-weight-asian="bold" style:font-weight-complex="bold"/>
    </style:style>
    <style:style style:name="P5" style:family="paragraph" style:parent-style-name="Standard">
      <style:paragraph-properties fo:text-align="center" style:justify-single-word="false"/>
      <style:text-properties fo:font-size="16pt" officeooo:rsid="001caa1c" officeooo:paragraph-rsid="001caa1c" style:font-size-asian="16pt" style:font-size-complex="16pt"/>
    </style:style>
    <style:style style:name="P6" style:family="paragraph" style:parent-style-name="Standard">
      <style:paragraph-properties fo:text-align="center" style:justify-single-word="false"/>
      <style:text-properties officeooo:rsid="0025b431" officeooo:paragraph-rsid="0025b431"/>
    </style:style>
    <style:style style:name="P7" style:family="paragraph" style:parent-style-name="Standard">
      <style:text-properties fo:font-weight="normal" officeooo:rsid="0025b431" officeooo:paragraph-rsid="0025b431" style:font-weight-asian="normal" style:font-weight-complex="normal"/>
    </style:style>
    <style:style style:name="P8" style:family="paragraph" style:parent-style-name="Standard">
      <style:text-properties fo:font-weight="normal" officeooo:rsid="0025b431" officeooo:paragraph-rsid="0028bdfb" style:font-weight-asian="normal" style:font-weight-complex="normal"/>
    </style:style>
    <style:style style:name="P9" style:family="paragraph" style:parent-style-name="Standard">
      <style:text-properties fo:font-size="12pt" fo:font-weight="normal" officeooo:rsid="0025b431" officeooo:paragraph-rsid="0025b431" style:font-size-asian="12pt" style:font-weight-asian="normal" style:font-size-complex="12pt" style:font-weight-complex="normal"/>
    </style:style>
    <style:style style:name="P10" style:family="paragraph" style:parent-style-name="Standard">
      <style:text-properties fo:font-size="12pt" officeooo:paragraph-rsid="001caa1c" style:font-size-asian="12pt" style:font-size-complex="12pt"/>
    </style:style>
    <style:style style:name="P11" style:family="paragraph" style:parent-style-name="Standard">
      <style:text-properties fo:font-size="12pt" officeooo:paragraph-rsid="0028bdfb" style:font-size-asian="12pt" style:font-size-complex="12pt"/>
    </style:style>
    <style:style style:name="P12" style:family="paragraph" style:parent-style-name="Standard">
      <style:text-properties officeooo:rsid="0028bdfb" officeooo:paragraph-rsid="0028bdfb"/>
    </style:style>
    <style:style style:name="P13" style:family="paragraph" style:parent-style-name="Standard">
      <style:text-properties style:font-name="Liberation Serif" fo:font-size="12pt" officeooo:paragraph-rsid="001cc1ce" style:font-size-asian="12pt" style:font-size-complex="12pt"/>
    </style:style>
    <style:style style:name="P14" style:family="paragraph" style:parent-style-name="Standard">
      <style:text-properties officeooo:rsid="001cc1ce" officeooo:paragraph-rsid="001e0c02"/>
    </style:style>
    <style:style style:name="P15" style:family="paragraph" style:parent-style-name="Standard">
      <style:text-properties officeooo:paragraph-rsid="0028bdfb"/>
    </style:style>
    <style:style style:name="P16" style:family="paragraph" style:parent-style-name="Standard">
      <style:paragraph-properties fo:margin-left="0cm" fo:margin-right="0cm" fo:text-indent="0cm" style:auto-text-indent="false"/>
      <style:text-properties officeooo:rsid="001caa1c" officeooo:paragraph-rsid="001cc1ce"/>
    </style:style>
    <style:style style:name="P17" style:family="paragraph" style:parent-style-name="Standard">
      <style:paragraph-properties fo:margin-left="0cm" fo:margin-right="0cm" fo:text-indent="0cm" style:auto-text-indent="false"/>
      <style:text-properties officeooo:rsid="0028ef3a" officeooo:paragraph-rsid="0028ef3a"/>
    </style:style>
    <style:style style:name="P18" style:family="paragraph" style:parent-style-name="Text_20_body">
      <style:paragraph-properties fo:line-height="100%"/>
      <style:text-properties style:font-name="Liberation Serif" fo:font-size="12pt" officeooo:paragraph-rsid="0028bdfb" style:font-size-asian="12pt" style:font-size-complex="12pt"/>
    </style:style>
    <style:style style:name="P19" style:family="paragraph" style:parent-style-name="Standard">
      <style:text-properties fo:font-weight="bold" officeooo:rsid="0025b431" officeooo:paragraph-rsid="001caa1c" style:font-weight-asian="bold" style:font-weight-complex="bold"/>
    </style:style>
    <style:style style:name="P20" style:family="paragraph" style:parent-style-name="Standard" style:list-style-name="L1">
      <style:text-properties fo:font-weight="normal" officeooo:rsid="0025b431" officeooo:paragraph-rsid="0025b431" style:font-weight-asian="normal" style:font-weight-complex="normal"/>
    </style:style>
    <style:style style:name="P21" style:family="paragraph" style:parent-style-name="Standard" style:list-style-name="L1">
      <style:text-properties fo:font-weight="normal" officeooo:rsid="00273490" officeooo:paragraph-rsid="00273490" style:font-weight-asian="normal" style:font-weight-complex="normal"/>
    </style:style>
    <style:style style:name="P22" style:family="paragraph" style:parent-style-name="Standard" style:list-style-name="L1">
      <style:text-properties fo:font-size="12pt" fo:font-weight="normal" officeooo:rsid="0025b431" officeooo:paragraph-rsid="00273490" style:font-size-asian="12pt" style:font-weight-asian="normal" style:font-size-complex="12pt" style:font-weight-complex="normal"/>
    </style:style>
    <style:style style:name="P23" style:family="paragraph" style:parent-style-name="Standard" style:list-style-name="L2">
      <style:text-properties fo:font-size="12pt" fo:font-weight="normal" officeooo:rsid="00273490" officeooo:paragraph-rsid="00273490" style:font-size-asian="12pt" style:font-weight-asian="normal" style:font-size-complex="12pt" style:font-weight-complex="normal"/>
    </style:style>
    <style:style style:name="P24" style:family="paragraph" style:parent-style-name="Standard">
      <style:text-properties fo:font-size="12pt" officeooo:rsid="001cc1ce" officeooo:paragraph-rsid="0028bdfb" style:font-size-asian="12pt" style:font-size-complex="12pt"/>
    </style:style>
    <style:style style:name="P25" style:family="paragraph" style:parent-style-name="Standard" style:list-style-name="L3">
      <style:text-properties officeooo:rsid="0028bdfb" officeooo:paragraph-rsid="0028bdfb"/>
    </style:style>
    <style:style style:name="P26" style:family="paragraph" style:parent-style-name="Standard" style:list-style-name="L3">
      <style:text-properties officeooo:rsid="0028ef3a" officeooo:paragraph-rsid="0028ef3a"/>
    </style:style>
    <style:style style:name="P27" style:family="paragraph" style:parent-style-name="Standard" style:list-style-name="L4">
      <style:text-properties officeooo:rsid="001cc1ce" officeooo:paragraph-rsid="0028ef3a"/>
    </style:style>
    <style:style style:name="P28" style:family="paragraph" style:parent-style-name="Standard" style:list-style-name="L4">
      <style:text-properties officeooo:rsid="001cc1ce" officeooo:paragraph-rsid="001caa1c"/>
    </style:style>
    <style:style style:name="P29" style:family="paragraph" style:parent-style-name="Standard" style:list-style-name="L4">
      <style:text-properties officeooo:rsid="001caa1c" officeooo:paragraph-rsid="001cc1ce"/>
    </style:style>
    <style:style style:name="P30" style:family="paragraph" style:parent-style-name="Standard">
      <style:text-properties style:font-name="Liberation Serif" fo:font-size="12pt" officeooo:rsid="001cc1ce" officeooo:paragraph-rsid="0028bdfb" style:font-size-asian="12pt" style:font-size-complex="12pt"/>
    </style:style>
    <style:style style:name="T1" style:family="text">
      <style:text-properties officeooo:rsid="001cc1ce"/>
    </style:style>
    <style:style style:name="T2" style:family="text">
      <style:text-properties fo:font-style="italic" style:font-style-asian="italic" style:font-style-complex="italic"/>
    </style:style>
    <style:style style:name="T3" style:family="text">
      <style:text-properties fo:font-style="italic" officeooo:rsid="0028ef3a" style:font-style-asian="italic" style:font-style-complex="italic"/>
    </style:style>
    <style:style style:name="T4" style:family="text">
      <style:text-properties officeooo:rsid="001e0c02"/>
    </style:style>
    <style:style style:name="T5" style:family="text">
      <style:text-properties officeooo:rsid="001f6848"/>
    </style:style>
    <style:style style:name="T6" style:family="text">
      <style:text-properties officeooo:rsid="00227c2d"/>
    </style:style>
    <style:style style:name="T7" style:family="text">
      <style:text-properties officeooo:rsid="00244953"/>
    </style:style>
    <style:style style:name="T8" style:family="text">
      <style:text-properties officeooo:rsid="0025b431"/>
    </style:style>
    <style:style style:name="T9" style:family="text">
      <style:text-properties fo:font-weight="bold" style:font-weight-asian="bold" style:font-weight-complex="bold"/>
    </style:style>
    <style:style style:name="T10" style:family="text">
      <style:text-properties fo:font-weight="bold" officeooo:rsid="0028bdfb" style:font-weight-asian="bold" style:font-weight-complex="bold"/>
    </style:style>
    <style:style style:name="T11" style:family="text">
      <style:text-properties fo:font-style="normal" style:font-style-asian="normal" style:font-style-complex="normal"/>
    </style:style>
    <style:style style:name="T12" style:family="text">
      <style:text-properties fo:font-style="normal" officeooo:rsid="0028ef3a" style:font-style-asian="normal" style:font-style-complex="normal"/>
    </style:style>
    <style:style style:name="T13" style:family="text">
      <style:text-properties officeooo:rsid="00273490"/>
    </style:style>
    <style:style style:name="T14" style:family="text">
      <style:text-properties officeooo:rsid="0028bdfb"/>
    </style:style>
    <style:style style:name="T15" style:family="text">
      <style:text-properties officeooo:rsid="0028ef3a"/>
    </style:style>
    <style:style style:name="T16" style:family="text">
      <style:text-properties fo:font-size="12pt" officeooo:rsid="0028bdfb" style:font-size-asian="12pt" style:font-size-complex="12pt"/>
    </style:style>
    <style:style style:name="T17" style:family="text">
      <style:text-properties fo:font-size="12pt" officeooo:rsid="001cc1ce" style:font-size-asian="12pt" style:font-size-complex="12pt"/>
    </style:style>
    <style:style style:name="T18" style:family="text">
      <style:text-properties fo:font-size="12pt" officeooo:rsid="0028ef3a" style:font-size-asian="12pt" style:font-size-complex="12pt"/>
    </style:style>
    <style:style style:name="T19" style:family="text">
      <style:text-properties fo:font-size="12pt" fo:font-style="italic" officeooo:rsid="0028bdfb" style:font-size-asian="12pt" style:font-style-asian="italic" style:font-size-complex="12pt" style:font-style-complex="italic"/>
    </style:style>
    <style:style style:name="T20" style:family="text">
      <style:text-properties fo:font-size="12pt" fo:font-style="italic" officeooo:rsid="001cc1ce" style:font-size-asian="12pt" style:font-style-asian="italic" style:font-size-complex="12pt" style:font-style-complex="italic"/>
    </style:style>
    <style:style style:name="T21" style:family="text">
      <style:text-properties fo:font-size="12pt" fo:font-style="normal" officeooo:rsid="0028bdfb" style:font-size-asian="12pt" style:font-style-asian="normal" style:font-size-complex="12pt" style:font-style-complex="normal"/>
    </style:style>
    <style:style style:name="T22" style:family="text">
      <style:text-properties officeooo:rsid="0028fd7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February – April 2021: </text:span>Deena Larsen &amp; Jules Chatelain <text:span text:style-name="T5">(</text:span><text:a xlink:type="simple" xlink:href="mailto:elo.nonsuch@gmail.com" text:style-name="Internet_20_link" text:visited-style-name="Visited_20_Internet_20_Link"><text:span text:style-name="T5">elo.nonsuch@gmail.com</text:span></text:a><text:span text:style-name="T5">) </text:span>are organizing</text:p>
      <text:p text:style-name="P1"/>
      <text:p text:style-name="P5"><text:span text:style-name="T7">WRITE</text:span>PODs</text:p>
      <text:p text:style-name="P6">aka</text:p>
      <text:p text:style-name="P3">Write<text:span text:style-name="T8">r</text:span>-Reader Interaction to Engage Platforms Opening Destinations </text:p>
      <text:p text:style-name="P2"/>
      <text:p text:style-name="P4">Goals:</text:p>
      <text:p text:style-name="P4"/>
      <text:p text:style-name="P1">- <text:span text:style-name="T4">Offer</text:span> creators <text:span text:style-name="T4">high quality </text:span>user / player reactions to new / in progress work</text:p>
      <text:p text:style-name="P1">- Foster relationships across institutions, backgrounds, and platforms</text:p>
      <text:p text:style-name="P1">- Improve tools / skills for obtaining actionable reactions <text:span text:style-name="T1">[0]</text:span></text:p>
      <text:p text:style-name="P1"/>
      <text:p text:style-name="P7"><text:span text:style-name="T9">This </text:span><text:span text:style-name="T10">prototype is</text:span><text:span text:style-name="T9"> open to 12 creators willing to commit 8-10 hours each </text:span><text:span text:style-name="T10">(details below)</text:span><text:span text:style-name="T9"> </text:span><text:span text:style-name="T11">in February and March </text:span><text:span text:style-name="T12">2021</text:span><text:span text:style-name="T11">.</text:span><text:span text:style-name="T9"> </text:span></text:p>
      <text:p text:style-name="P7"/>
      <text:p text:style-name="P19">Do you have a work-in-progress that you’d like to obtain reader/user/player reactions to? </text:p>
      <text:p text:style-name="P8">Express interest by emailing the project email above. Provide your contact details and a short or code name of your work in progress. You can ask questions or jump right in and express agreement and fill one of the 12 slots. Four spaces will be reserved for ELO newcomers. Overall, the first 12 to express interest &amp; agreement will be the participants. Jules and Deena will moderate. </text:p>
      <text:p text:style-name="P7"/>
      <text:p text:style-name="P7"><text:span text:style-name="T10">Four m</text:span><text:span text:style-name="T9">eetings</text:span> will be scheduled via Doodle poll and occur on Zoom. During the ELO conference a<text:span text:style-name="T14">n additional</text:span> “virtual engagement” event will offer opportunities for creators to <text:span text:style-name="T14">celebrate / reflect / </text:span>and share work (if interested) <text:span text:style-name="T14">with all conference attendees</text:span>. </text:p>
      <text:p text:style-name="P7"/>
      <text:p text:style-name="P7"><text:span text:style-name="T10">Launch Meeting</text:span> (one hour): <text:span text:style-name="T13">mutual </text:span>introductions, ground rules, <text:span text:style-name="T13">planning</text:span></text:p>
      <text:p text:style-name="P7"/>
      <text:list xml:id="list2330831697" text:style-name="L1">
        <text:list-item>
          <text:p text:style-name="P20">Each creator agrees to prepare an excerpt from their work that will take <text:span text:style-name="T13">up to </text:span>30 minutes to engage with</text:p>
        </text:list-item>
        <text:list-item>
          <text:p text:style-name="P20">Discuss strategies / tech parameters for sharing work</text:p>
        </text:list-item>
        <text:list-item>
          <text:p text:style-name="P21">Discuss ground rules for <text:span text:style-name="T2">reacting</text:span> to work <text:span text:style-name="T14">[0]</text:span></text:p>
        </text:list-item>
        <text:list-item>
          <text:p text:style-name="P20">What we call the reactors: users, players, readers, other? </text:p>
        </text:list-item>
        <text:list-item>
          <text:p text:style-name="P22"><text:span text:style-name="T14">Divide</text:span> into two pods of 6 creators each</text:p>
        </text:list-item>
      </text:list>
      <text:list xml:id="list1881276410" text:style-name="L2">
        <text:list-item>
          <text:list>
            <text:list-item>
              <text:p text:style-name="P23">We might group TikTok &amp; Twine &amp; Twitch pieces, but we remember also the goal of feedback across platforms</text:p>
            </text:list-item>
            <text:list-item>
              <text:p text:style-name="P23">One way to divide pods might be “best meeting times for people”</text:p>
            </text:list-item>
          </text:list>
        </text:list-item>
      </text:list>
      <text:p text:style-name="P9"/>
      <text:p text:style-name="P12"><text:span text:style-name="T9">Work Sessions</text:span> (two hours x two sessions): focused reaction spaces</text:p>
      <text:p text:style-name="P12"/>
      <text:list xml:id="list3385798555" text:style-name="L3">
        <text:list-item>
          <text:p text:style-name="P25">Each session will focus on half of the pod’s works-in-progress (three of the six)</text:p>
        </text:list-item>
        <text:list-item>
          <text:p text:style-name="P25"><text:span text:style-name="T2">Before each session, participants agree to review the </text:span><text:span text:style-name="T3">three </text:span><text:span text:style-name="T2">works on the schedule</text:span> <text:span text:style-name="T15">and record some “reactions”</text:span></text:p>
        </text:list-item>
        <text:list-item>
          <text:p text:style-name="P26">For each work, we’ll spend 30 minutes this way:</text:p>
        </text:list-item>
      </text:list>
      <text:list xml:id="list3904477087" text:style-name="L4">
        <text:list-item>
          <text:list>
            <text:list-item>
              <text:p text:style-name="P27">first 10 minutes is collecting the reactions people had individually w/ creator listening</text:p>
            </text:list-item>
            <text:list-item>
              <text:p text:style-name="P28">for 20 minutes, creator can ask any questions they like</text:p>
              <text:list>
                <text:list-item>
                  <text:list>
                    <text:list-item>
                      <text:list>
                        <text:list-item>
                          <text:list>
                            <text:list-item>
                              <text:list>
                                <text:list-header>
                                  <text:p text:style-name="P29"><text:span text:style-name="T15">e.g. </text:span>“<text:span text:style-name="T1">what did you think of the humor?”</text:span></text:p>
                                </text:list-header>
                              </text:list>
                            </text:list-item>
                          </text:list>
                        </text:list-item>
                      </text:list>
                    </text:list-item>
                  </text:list>
                </text:list-item>
              </text:list>
            </text:list-item>
          </text:list>
        </text:list-item>
      </text:list>
      <text:p text:style-name="P16"/>
      <text:p text:style-name="P17"><text:span text:style-name="T9">Wrap-Up Meeting</text:span> (60-90 minutes): Pods reunite; each creator reports back on what was useful for them and what wasn’t. Ideas for improvement. Reflection &amp; Celebration.</text:p>
      <text:p text:style-name="P16"/>
      <text:p text:style-name="P1"><text:soft-page-break/></text:p>
      <text:p text:style-name="P14"><text:span text:style-name="T9">ELO 2021 tie-in: </text:span><text:span text:style-name="T5">I</text:span>deal for new attendees; activities in <text:span text:style-name="T6">Feb-</text:span>April ensure that by the time of the conference in May, participants will know the six others in their <text:span text:style-name="T15">WRITE</text:span>POD … or at least <text:span text:style-name="T2">one</text:span> of their wor<text:span text:style-name="T5">ks, and reality is fractal ...</text:span> </text:p>
      <text:p text:style-name="P13"/>
      <text:p text:style-name="P10"/>
      <text:p text:style-name="P24">[0] Note from Deena: “Electronic literature has had its share of writing workshops, and we’d like to revitalize that tradition. Yet electronic literature opens up dimensions of meaning—and just as reading electronic literature becomes convoluted and complex, so too does critiquing works in progress. Can a small, dedicated group of people be brought together to surmount these challenges? Are there people willing to commit 5 hours of their lives to yet more meetings, as well as homework? Probably. After all, we are crazy enough to write and deep read this stuff, so we may well be crazy enough to share our addictions.</text:p>
      <text:p text:style-name="P24"/>
      <text:p text:style-name="P18"><text:span text:style-name="T1">At the conference, a virtual engagement session with all participants will discuss what went well, what could be improved, and how this preliminary pod approach could be extended to provide an outlet for electronic literature creators to explore each other’s works. All ELO conference participants would discuss ways that reacting critique techniques, user experience and interface testing, and plain old writing workshops could help electronic literature creations. </text:span>WritePODS will be ideal for newcomers to electronic literature as this would ensure that participants will know at least the 6 others in their pod before the conference. WRITEPODS can also spark new collaborations and creations.”</text:p>
      <text:p text:style-name="P30"/>
      <text:p text:style-name="P11"/>
      <text:p text:style-name="P15"><text:span text:style-name="T16">Note from Jules: I will be updating Julianne’s 2000-era </text:span><text:a xlink:type="simple" xlink:href="https://theworld.com/~jchat/u/index.htm" office:target-frame-name="_top" xlink:show="replace" text:style-name="Internet_20_link" text:visited-style-name="Visited_20_Internet_20_Link"><text:span text:style-name="T16">Usability Techniques for Creators of e-Literature</text:span></text:a><text:span text:style-name="T16"> and </text:span><text:span text:style-name="T18">sharing the</text:span><text:span text:style-name="T16"> definition of “what is a reaction?” from Peter Elbow’s </text:span><text:span text:style-name="T19">Writing Without Teachers …</text:span><text:span text:style-name="T21"> the opposite of, </text:span><text:span text:style-name="T17">“If this were </text:span><text:span text:style-name="T20">my</text:span><text:span text:style-name="T17"> work here’s what </text:span><text:span text:style-name="T20">I</text:span><text:span text:style-name="T17"> would do with i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ans-serif"/>
    <style:font-face style:name="Lucida Sans1" svg:font-family="'Lucida Sans'" style:font-family-generic="swiss"/>
    <style:font-face style:name="Liberation Serif" svg:font-family="'Liberation Serif'" style:font-family-generic="roman" style:font-pitch="variable"/>
    <style:font-face style:name="Lucida Calligraphy" svg:font-family="'Lucida Calligraphy'"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9T11:26:00.991000000</meta:creation-date>
    <dc:date>2021-01-10T20:41:07.194000000</dc:date>
    <meta:editing-duration>PT29M21S</meta:editing-duration>
    <meta:editing-cycles>7</meta:editing-cycles>
    <meta:generator>LibreOffice/5.4.5.1$Windows_X86_64 LibreOffice_project/79c9829dd5d8054ec39a82dc51cd9eff340dbee8</meta:generator>
    <meta:document-statistic meta:table-count="0" meta:image-count="0" meta:object-count="0" meta:page-count="2" meta:paragraph-count="32" meta:word-count="700" meta:character-count="4268" meta:non-whitespace-character-count="3605"/>
  </office:meta>
</office:document-meta>
</file>